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Standard"/>
      <text:p text:style-name="Standard"/>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numeral '1' is 31 hex, and 'Pat' is 50 hex, 61 hex, and 74 hex. <text:s/>I don't <text:soft-page-break/>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program that was sent to the assembler, along with the machine language <text:soft-page-break/>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3">(Note: This is a %uasm "fold" and folds are explained in the </text:span><text:span text:style-name="T14">MathRider for Newbies</text:span><text:span text:style-name="T13">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by pressing <text:span text:style-name="T4">&lt;shift&gt;&lt;enter&gt;</text:span> inside of a <text:span text:style-name="T4">%uasm65 fold</text:span> <text:span text:style-name="T13">(which must be placed into a file which has a .mr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hey are instructions which are meant for the assembler. <text:s/>Assembler directives allow a programmer to tell the assembler how to assemble the <text:soft-page-break/>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2"><text:span text:style-name="T20">31:</text:span> <text:s text:c="3"/><text:span text:style-name="T9">%/output</text:span> </text:p>
      <text:p text:style-name="Standard"><text:soft-page-break/>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
      <text:p text:style-name="Standard"><text:soft-page-break/>"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text:soft-page-break/></text:p>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soft-page-break/>-</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ext:soft-page-break/>"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ext:soft-page-break/>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text:soft-page-break/>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text:soft-page-break/>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text:soft-page-break/></text:p>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text:soft-page-break/></text:p>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ext:soft-page-break/>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p>
      <text:p text:style-name="Standard"/>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text:soft-page-break/>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text:soft-page-break/>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text:soft-page-break/>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ext:soft-page-break/>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text:soft-page-break/>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text:soft-page-break/>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text:soft-page-break/>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oft-page-break/><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ext:soft-page-break/>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text:soft-page-break/></text:p>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text:soft-page-break/>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text:soft-page-break/></text:p>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text:soft-page-break/></text:p>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text:soft-page-break/>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oft-page-break/><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It is?" asked Pat. <text:s/>"How?"</text:p>
      <text:p text:style-name="Standard"/>
      <text:p text:style-name="Standard"><text:soft-page-break/>"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text:soft-page-break/>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text:soft-page-break/></text:p>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text:soft-page-break/>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text:soft-page-break/>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text:soft-page-break/>"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text:soft-page-break/>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text:soft-page-break/></text:p>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text:soft-page-break/></text:p>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text:soft-page-break/>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oft-page-break/><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reformatted_20_Text"><text:bookmark-start text:name="DDE_LINK1"/><text:bookmark-start text:name="DDE_LINK3"/><text:s text:c="22"/>000001 |;The purpose of this program is to calculate the</text:p>
      <text:p text:style-name="Preformatted_20_Text"><text:bookmark-end text:name="DDE_LINK1"/><text:bookmark-end text:name="DDE_LINK3"/><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oft-page-break/><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oft-page-break/><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oft-page-break/><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signifies negative offset.</text:p>
      <text:p text:style-name="Preformatted_20_Text"/>
      <text:p text:style-name="Preformatted_20_Text"/>
      <text:p text:style-name="Preformatted_20_Text"/>
      <text:p text:style-name="P20">Instructions:</text:p>
      <text:p text:style-name="Preformatted_20_Text"><text:soft-page-break/></text:p>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oft-page-break/><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oft-page-break/><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oft-page-break/><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text:soft-page-break/></text:p>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text:soft-page-break/></text:p>
      <text:p text:style-name="P20">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20"><text:soft-page-break/>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oft-page-break/><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text:soft-page-break/></text:p>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4<text:tab/><text:span text:style-name="T1">6502 Assembly Language</text:span><text:tab/><text:page-number text:select-page="current">24</text:page-number>/<text:page-count>65</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10-07T17:36:01</dc:date>
    <meta:editing-cycles>577</meta:editing-cycles>
    <meta:editing-duration>P11DT20H29M49S</meta:editing-duration>
    <meta:user-defined meta:name="Info 1"/>
    <meta:user-defined meta:name="Info 2"/>
    <meta:user-defined meta:name="Info 3"/>
    <meta:user-defined meta:name="Info 4"/>
    <meta:document-statistic meta:table-count="0" meta:image-count="0" meta:object-count="9" meta:page-count="65" meta:paragraph-count="1409" meta:word-count="16349" meta:character-count="999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